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861in" style:rel-column-width="1708*"/>
    </style:style>
    <style:style style:name="Table1.B" style:family="table-column">
      <style:table-column-properties style:column-width="2.1257in" style:rel-column-width="3061*"/>
    </style:style>
    <style:style style:name="Table1.C" style:family="table-column">
      <style:table-column-properties style:column-width="1.0625in" style:rel-column-width="1530*"/>
    </style:style>
    <style:style style:name="Table1.D" style:family="table-column">
      <style:table-column-properties style:column-width="2.3188in" style:rel-column-width="3339*"/>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bf551" officeooo:paragraph-rsid="000bf551"/>
    </style:style>
    <style:style style:name="P2" style:family="paragraph" style:parent-style-name="Standard">
      <style:text-properties officeooo:rsid="000bf551" officeooo:paragraph-rsid="000dc8e2"/>
    </style:style>
    <style:style style:name="P3" style:family="paragraph" style:parent-style-name="Standard">
      <style:text-properties officeooo:rsid="000bf551" officeooo:paragraph-rsid="000f14fe"/>
    </style:style>
    <style:style style:name="P4" style:family="paragraph" style:parent-style-name="Standard">
      <style:text-properties officeooo:rsid="000ce832" officeooo:paragraph-rsid="000ce832"/>
    </style:style>
    <style:style style:name="P5" style:family="paragraph" style:parent-style-name="Standard">
      <style:text-properties officeooo:rsid="000dbf55" officeooo:paragraph-rsid="000dbf55"/>
    </style:style>
    <style:style style:name="P6" style:family="paragraph" style:parent-style-name="Standard">
      <loext:graphic-properties draw:fill="solid" draw:fill-color="#000000" draw:fill-image-width="0in" draw:fill-image-height="0in"/>
      <style:paragraph-properties fo:text-align="center" style:justify-single-word="false" fo:background-color="#000000" style:shadow="none" style:writing-mode="page"/>
      <style:text-properties fo:font-weight="bold" officeooo:rsid="000bf551" officeooo:paragraph-rsid="000dc8e2" style:font-weight-asian="bold" style:font-weight-complex="bold"/>
    </style:style>
    <style:style style:name="P7" style:family="paragraph" style:parent-style-name="Table_20_Contents">
      <style:text-properties officeooo:rsid="000bf551" officeooo:paragraph-rsid="000bf551"/>
    </style:style>
    <style:style style:name="P8" style:family="paragraph" style:parent-style-name="Table_20_Contents">
      <style:text-properties fo:font-weight="bold" officeooo:rsid="000bf551" officeooo:paragraph-rsid="000bf551" style:font-weight-asian="bold" style:font-weight-complex="bold"/>
    </style:style>
    <style:style style:name="P9" style:family="paragraph" style:parent-style-name="Table_20_Contents">
      <style:text-properties fo:font-weight="normal" officeooo:rsid="000bf551" officeooo:paragraph-rsid="000bf551" style:font-weight-asian="normal" style:font-weight-complex="normal"/>
    </style:style>
    <style:style style:name="P10" style:family="paragraph" style:parent-style-name="Horizontal_20_Line">
      <style:text-properties officeooo:rsid="001784ba" officeooo:paragraph-rsid="001784ba"/>
    </style:style>
    <style:style style:name="P11" style:family="paragraph">
      <style:text-properties fo:font-size="10pt" style:font-size-asian="10pt" style:font-size-complex="10pt"/>
    </style:style>
    <style:style style:name="P12" style:family="paragraph">
      <loext:graphic-properties draw:fill="none" draw:fill-color="#ffffff"/>
      <style:text-properties fo:font-size="10pt" style:font-size-asian="10pt" style:font-size-complex="10pt"/>
    </style:style>
    <style:style style:name="P13" style:family="paragraph">
      <style:text-properties fo:font-size="20pt" style:font-size-asian="20pt" style:font-size-complex="20pt"/>
    </style:style>
    <style:style style:name="P14" style:family="paragraph">
      <loext:graphic-properties draw:fill="none" draw:fill-color="#ffffff"/>
      <style:text-properties fo:font-size="20pt" style:font-size-asian="20pt" style:font-size-complex="20pt"/>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officeooo:rsid="000dbf55"/>
    </style:style>
    <style:style style:name="T5" style:family="text">
      <style:text-properties officeooo:rsid="000f14fe"/>
    </style:style>
    <style:style style:name="T6" style:family="text">
      <style:text-properties officeooo:rsid="0010feca"/>
    </style:style>
    <style:style style:name="T7" style:family="text">
      <style:text-properties fo:font-size="10pt" style:font-size-asian="10pt" style:font-size-complex="10pt"/>
    </style:style>
    <style:style style:name="T8" style:family="text">
      <style:text-properties fo:font-size="20pt" style:font-size-asian="20pt" style:font-size-complex="20pt"/>
    </style:style>
    <style:style style:name="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3209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NMD317. </text:span>Elliot Chandler (Wallace). <text:span text:style-name="T5">T</text:span>ranscribed from paper <text:span text:style-name="T4">version (filled out on 2017 Jan. 26)</text:span> on 2017 Feb. 02. <text:span text:style-name="T5">Can you tell I was feeling a bit irascible when I wrote this lot? 😹 (document is on two pages)</text:span></text:p>
      <text:p text:style-name="P10"/>
      <text:p text:style-name="P2"/>
      <text:p text:style-name="P2"/>
      <text:p text:style-name="P6">Assignment: Examining Audience &amp; Purpose</text:p>
      <text:p text:style-name="P1"/>
      <text:p text:style-name="P5">Find three pieces of business or technical documentation and identify the characteristics listed in this chart. You may do this exercise in class or be asked to turn this worksheet in to your instructor.</text:p>
      <text:p text:style-name="P1"><draw:frame text:anchor-type="paragraph" draw:z-index="1" draw:name="Shape2" draw:style-name="gr2" draw:text-style-name="P14" svg:width="0.6094in" svg:height="0.3213in" svg:x="3.0701in" svg:y="0.139in"><draw:text-box><text:p text:style-name="P13"><text:span text:style-name="T8">↪</text:span></text:p></draw:text-box></draw:frame><draw:frame text:anchor-type="paragraph" draw:z-index="0" draw:name="Shape1" draw:style-name="gr1" draw:text-style-name="P12" svg:width="1.8512in" svg:height="0.3843in" svg:x="3.1591in" svg:y="0.0264in"><draw:text-box><text:p text:style-name="P11"><text:span text:style-name="T7">(I did this w/ Cole Tapley)</text:span></text:p></draw:text-box></draw:fra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
          </table:table-cell>
          <table:table-cell table:style-name="Table1.A1" office:value-type="string">
            <text:p text:style-name="P8">Document 1</text:p>
          </table:table-cell>
          <table:table-cell table:style-name="Table1.A1" office:value-type="string">
            <text:p text:style-name="P8">Document 2</text:p>
          </table:table-cell>
          <table:table-cell table:style-name="Table1.D1" office:value-type="string">
            <text:p text:style-name="P8">Document 3</text:p>
          </table:table-cell>
        </table:table-row>
        <table:table-row>
          <table:table-cell table:style-name="Table1.A2" office:value-type="string">
            <text:p text:style-name="P8">Document Name</text:p>
          </table:table-cell>
          <table:table-cell table:style-name="Table1.B2" office:value-type="string">
            <text:p text:style-name="P7">UTS #10: Unicode Collation Algorithm (rev. 34)</text:p>
          </table:table-cell>
          <table:table-cell table:style-name="Table1.C2" office:value-type="string">
            <text:p text:style-name="P7">Dollar General job application — online — used by classmate</text:p>
          </table:table-cell>
          <table:table-cell table:style-name="Table1.D2" office:value-type="string">
            <text:p text:style-name="P7">UMaine IT Web site for FirstClass</text:p>
          </table:table-cell>
        </table:table-row>
        <table:table-row>
          <table:table-cell table:style-name="Table1.A7" office:value-type="string">
            <text:p text:style-name="P8">Purpose</text:p>
            <text:p text:style-name="P9">What is the purpose of this document? What other purpose might it serve?</text:p>
          </table:table-cell>
          <table:table-cell table:style-name="Table1.B3" office:value-type="string">
            <text:p text:style-name="P7">To tell implementers how to avoid confusing users by getting sorting/searching/comparison wrong</text:p>
          </table:table-cell>
          <table:table-cell table:style-name="Table1.C7" office:value-type="string">
            <text:p text:style-name="P7">Assess applicant’s suitability for the job</text:p>
          </table:table-cell>
          <table:table-cell table:style-name="Table1.D3" office:value-type="string">
            <text:p text:style-name="P7">Tell people about FirstClass groupware</text:p>
          </table:table-cell>
        </table:table-row>
        <table:table-row>
          <table:table-cell table:style-name="Table1.A7" office:value-type="string">
            <text:p text:style-name="P8">Audience(s)</text:p>
            <text:p text:style-name="P9">Who is supposed to read this document? Who else might read it?</text:p>
          </table:table-cell>
          <table:table-cell table:style-name="Table1.B4" office:value-type="string">
            <text:p text:style-name="P7">Software implementers</text:p>
          </table:table-cell>
          <table:table-cell table:style-name="Table1.C7" office:value-type="string">
            <text:p text:style-name="P7">Ppl interested in job — also involves interactive use of the doc, since it is to be filled out</text:p>
          </table:table-cell>
          <table:table-cell table:style-name="Table1.D4" office:value-type="string">
            <text:p text:style-name="P7">FirstClass users</text:p>
          </table:table-cell>
        </table:table-row>
        <table:table-row>
          <table:table-cell table:style-name="Table1.A7" office:value-type="string">
            <text:p text:style-name="P8">Genre</text:p>
            <text:p text:style-name="P8"><text:span text:style-name="T1">What kind of document is this? Reference, instructions, white paper; report; flyer?</text:span></text:p>
          </table:table-cell>
          <table:table-cell table:style-name="Table1.B5" office:value-type="string">
            <text:p text:style-name="P7">Reference</text:p>
          </table:table-cell>
          <table:table-cell table:style-name="Table1.C7" office:value-type="string">
            <text:p text:style-name="P7">form</text:p>
          </table:table-cell>
          <table:table-cell table:style-name="Table1.D5" office:value-type="string">
            <text:p text:style-name="P7">Instructions</text:p>
          </table:table-cell>
        </table:table-row>
        <table:table-row>
          <table:table-cell table:style-name="Table1.A7" office:value-type="string">
            <text:p text:style-name="P8">Images</text:p>
            <text:p text:style-name="P8"><text:span text:style-name="T1">Does this item include images? How are the images used?</text:span></text:p>
          </table:table-cell>
          <table:table-cell table:style-name="Table1.B6" office:value-type="string">
            <text:p text:style-name="P7">Lots of tables, but no images.</text:p>
          </table:table-cell>
          <table:table-cell table:style-name="Table1.C7" office:value-type="string">
            <text:p text:style-name="P7">logo</text:p>
          </table:table-cell>
          <table:table-cell table:style-name="Table1.D6" office:value-type="string">
            <text:p text:style-name="P7">Yes, decorative</text:p>
          </table:table-cell>
        </table:table-row>
        <table:table-row>
          <table:table-cell table:style-name="Table1.A7" office:value-type="string">
            <text:p text:style-name="P8">Use of color</text:p>
            <text:p text:style-name="P8"><text:span text:style-name="T1">How does this document use color?</text:span></text:p>
          </table:table-cell>
          <table:table-cell table:style-name="Table1.B7" office:value-type="string">
            <text:p text:style-name="P7">Mainly for color-coding tables; also for styling hyperlinks</text:p>
          </table:table-cell>
          <table:table-cell table:style-name="Table1.C7" office:value-type="string">
            <text:p text:style-name="P7">plain</text:p>
            <text:p text:style-name="P7">(IMO, color is not really necessary on this type of doc)</text:p>
          </table:table-cell>
          <table:table-cell table:style-name="Table1.D7" office:value-type="string">
            <text:p text:style-name="P7">Some, but decorative only (non-semantic) (except for link highlighting)</text:p>
          </table:table-cell>
        </table:table-row>
        <text:soft-page-break/>
        <table:table-row>
          <table:table-cell table:style-name="Table1.A8" office:value-type="string">
            <text:p text:style-name="P8">Effectiveness</text:p>
            <text:p text:style-name="P8"><text:span text:style-name="T1">Is this document effective? Why? Why not?</text:span></text:p>
          </table:table-cell>
          <table:table-cell table:style-name="Table1.B8" office:value-type="string">
            <text:p text:style-name="P7">Generally: if the user has the patience &amp; is not intimidated by it. Also needs a bit of rereading…</text:p>
          </table:table-cell>
          <table:table-cell table:style-name="Table1.C8" office:value-type="string">
            <text:p text:style-name="P7">Worked out for user — got called for interview. Not frustrating. Some stuff couldn’t figure out, but got through it. Was effective in getting applicant workplace experience.</text:p>
          </table:table-cell>
          <table:table-cell table:style-name="Table1.D8" office:value-type="string">
            <text:p text:style-name="P7">No, it’s a frustrating catastrophic failure. I have a tremendous amount of vitriol for this lot. It doesn’t give any information I care about. All it has is marketing stuff about how awesome the thing is, &amp; info about using it that is only the simplest, most basic info., &amp; has little use to most ppl familiar with basic computer functions. No documentation of the protocols used is provided, and no information on what libre-software clients are available, because there aren’t any. So, I’ll have to figure out the protocol on my own, without any protocol spec at all. That a publicly funded university would use, never mind encourage the use of this undocumented steaming pile is beyond appalling. RMS is rolling in their grave, &amp; they aren’t even dead yet.</text:p>
          </table:table-cell>
        </table:table-row>
      </table:table>
      <text:p text:style-name="P1"/>
      <text:p text:style-name="P4">Re. Doc #2: I haven’t seen this <text:s/>doc, but asked classmate about what it was like. T<text:span text:style-name="T1">his </text:span><text:span text:style-name="T2">does</text:span><text:span text:style-name="T3">, however, hold relevance for me, since it informs me more about the range of quality &amp; usability of job application forms out there. I usually have found job application forms alright, but don’t like the surveys that they have afterwards. Given that it’s online, I have to wonder how good the accessibility actually is (if it’s WAI/ARIA standards-compliant, requires javascript that screen readers wouldn’t like, etc.) — would this have possible liability issues under the ADA for the hiring busin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17:20:42.454725574</meta:creation-date>
    <meta:generator>LibreOffice/5.2.3.3$Linux_X86_64 LibreOffice_project/20m0$Build-3</meta:generator>
    <dc:date>2017-02-02T17:54:29.732654439</dc:date>
    <meta:editing-duration>PT21M52S</meta:editing-duration>
    <meta:editing-cycles>11</meta:editing-cycles>
    <meta:document-statistic meta:table-count="1" meta:image-count="0" meta:object-count="0" meta:page-count="2" meta:paragraph-count="42" meta:word-count="533" meta:character-count="3224" meta:non-whitespace-character-count="2727"/>
  </office:meta>
</office:document-meta>
</file>